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C00000021A41C806BA7D292AE.png" manifest:media-type="image/png"/>
  <manifest:file-entry manifest:full-path="Pictures/1000020100000118000001180C515AE8636E6947.png" manifest:media-type="image/png"/>
  <manifest:file-entry manifest:full-path="Pictures/100002010000002800000024481EACEEE8F83A0F.png" manifest:media-type="image/png"/>
  <manifest:file-entry manifest:full-path="Pictures/100002010000004C0000001A90636E939D04D93C.png" manifest:media-type="image/png"/>
  <manifest:file-entry manifest:full-path="Pictures/10000201000001680000004271102770DAE87FD3.png" manifest:media-type="image/png"/>
  <manifest:file-entry manifest:full-path="Pictures/10000201000002BC000001A8F38C964951EF8929.png" manifest:media-type="image/png"/>
  <manifest:file-entry manifest:full-path="Pictures/10000201000004B0000004B0713E3B558BB38E79.png" manifest:media-type="image/png"/>
  <manifest:file-entry manifest:full-path="Pictures/10000201000000E80000004221DC451A9A295E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cm"/>
      <style:paragraph-properties style:writing-mode="lr-tb"/>
    </style:style>
    <style:style style:name="gr3" style:family="graphic" style:parent-style-name="standard">
      <style:graphic-properties svg:stroke-color="#b2b2b2" draw:fill-color="#eeeeee" draw:textarea-horizontal-align="justify" draw:textarea-vertical-align="middle" draw:auto-grow-height="false" fo:min-height="1.471cm" fo:min-width="0.484cm"/>
    </style:style>
    <style:style style:name="gr4" style:family="graphic" style:parent-style-name="standard">
      <style:graphic-properties draw:stroke="none" svg:stroke-color="#000000" draw:fill="none" draw:fill-color="#ffffff" fo:min-height="2.34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6" style:family="graphic" style:parent-style-name="standard">
      <style:graphic-properties svg:stroke-color="#999999" draw:fill-color="#eeeeee" draw:textarea-horizontal-align="justify" draw:textarea-vertical-align="middle" draw:auto-grow-height="false" fo:min-height="0.917cm" fo:min-width="16.49cm"/>
    </style:style>
    <style:style style:name="gr7" style:family="graphic" style:parent-style-name="standard">
      <style:graphic-properties draw:stroke="none" draw:fill="none" fo:min-height="0.433cm"/>
      <style:paragraph-properties style:writing-mode="lr-tb"/>
    </style:style>
    <style:style style:name="gr8" style:family="graphic" style:parent-style-name="standard">
      <style:graphic-properties svg:stroke-color="#b2b2b2" draw:fill-color="#eeeeee" draw:textarea-horizontal-align="justify" draw:textarea-vertical-align="middle" draw:auto-grow-height="false" fo:min-height="10.46cm" fo:min-width="0.484cm"/>
    </style:style>
    <style:style style:name="P1" style:family="paragraph">
      <style:paragraph-properties fo:text-align="center"/>
    </style:style>
    <style:style style:name="P2" style:family="paragraph">
      <style:text-properties fo:font-size="11pt"/>
    </style:style>
    <style:style style:name="P3" style:family="paragraph">
      <loext:graphic-properties draw:fill="none"/>
      <style:text-properties fo:font-size="11pt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text-properties fo:color="#dddddd" fo:font-size="32pt" fo:font-weight="bold" style:font-size-asian="28pt" style:font-size-complex="28pt"/>
    </style:style>
    <style:style style:name="P6" style:family="paragraph">
      <loext:graphic-properties draw:fill="none" draw:fill-color="#ffffff"/>
      <style:text-properties fo:color="#dddddd" fo:font-size="32pt" fo:font-weight="bold" style:font-size-asian="28pt" style:font-size-complex="28pt"/>
    </style:style>
    <style:style style:name="T1" style:family="text">
      <style:text-properties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137cm" svg:height="1.745cm" svg:x="7.728cm" svg:y="8.253cm">
          <draw:image xlink:href="Pictures/10000201000000E80000004221DC451A9A295EB1.png" xlink:type="simple" xlink:show="embed" xlink:actuate="onLoad" loext:mime-type="image/png">
            <text:p/>
          </draw:image>
        </draw:frame>
        <draw:frame draw:style-name="gr2" draw:text-style-name="P3" draw:layer="layout" svg:width="19.387cm" svg:height="0.683cm" svg:x="1.103cm" svg:y="10.522cm">
          <draw:text-box>
            <text:p text:style-name="P2"><text:a xlink:href="https://chrome.google.com/webstore/detail/argent-x-starknet-wallet/dlcobpjiigpikoobohmabehhmhfoodbb/" xlink:type="simple">https://chrome.google.com/webstore/detail/argent-x-starknet-wallet/dlcobpjiigpikoobohmabehhmhfoodbb/</text:a></text:p>
          </draw:text-box>
        </draw:frame>
        <draw:frame draw:style-name="gr1" draw:text-style-name="P1" draw:layer="layout" svg:width="2.676cm" svg:height="2.676cm" svg:x="9.458cm" svg:y="2.4cm">
          <draw:image xlink:href="Pictures/10000201000004B0000004B0713E3B558BB38E79.png" xlink:type="simple" xlink:show="embed" xlink:actuate="onLoad" loext:mime-type="image/png">
            <text:p/>
          </draw:image>
        </draw:frame>
        <draw:custom-shape draw:style-name="gr3" draw:text-style-name="P4" draw:layer="layout" svg:width="1.967cm" svg:height="1.966cm" svg:x="9.813cm" svg:y="5.7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7.594cm" svg:height="10.656cm" svg:x="1.999cm" svg:y="15.565cm">
          <draw:image xlink:href="Pictures/10000201000002BC000001A8F38C964951EF8929.png" xlink:type="simple" xlink:show="embed" xlink:actuate="onLoad" loext:mime-type="image/png">
            <text:p/>
          </draw:image>
        </draw:frame>
        <draw:frame draw:style-name="gr1" draw:text-style-name="P1" draw:layer="layout" svg:width="5.172cm" svg:height="0.948cm" svg:x="7.989cm" svg:y="14.38cm">
          <draw:image xlink:href="Pictures/10000201000001680000004271102770DAE87FD3.png" xlink:type="simple" xlink:show="embed" xlink:actuate="onLoad" loext:mime-type="image/png">
            <text:p/>
          </draw:image>
        </draw:frame>
        <draw:custom-shape draw:style-name="gr3" draw:text-style-name="P4" draw:layer="layout" svg:width="1.967cm" svg:height="1.966cm" svg:x="9.813cm" svg:y="11.8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2.01cm" svg:height="0.687cm" svg:x="15.987cm" svg:y="8.934cm">
          <draw:image xlink:href="Pictures/100002010000004C0000001A90636E939D04D93C.png" xlink:type="simple" xlink:show="embed" xlink:actuate="onLoad" loext:mime-type="image/png">
            <text:p/>
          </draw:image>
        </draw:frame>
        <draw:frame draw:style-name="gr1" draw:text-style-name="P1" draw:layer="layout" svg:width="1.057cm" svg:height="0.952cm" svg:x="14.716cm" svg:y="8.681cm">
          <draw:image xlink:href="Pictures/100002010000002800000024481EACEEE8F83A0F.png" xlink:type="simple" xlink:show="embed" xlink:actuate="onLoad" loext:mime-type="image/png">
            <text:p/>
          </draw:image>
        </draw:frame>
        <draw:frame draw:style-name="gr4" draw:text-style-name="P6" draw:layer="layout" svg:width="6.724cm" svg:height="2.598cm" svg:x="1.013cm" svg:y="1.711cm">
          <draw:text-box>
            <text:p text:style-name="P5"><text:span text:style-name="T1">browser</text:span></text:p>
          </draw:text-box>
        </draw:frame>
        <draw:frame draw:style-name="gr4" draw:text-style-name="P6" draw:layer="layout" svg:width="6.724cm" svg:height="2.598cm" svg:x="1.013cm" svg:y="7.711cm">
          <draw:text-box>
            <text:p text:style-name="P5"><text:span text:style-name="T1">wallet</text:span></text:p>
          </draw:text-box>
        </draw:frame>
        <draw:frame draw:style-name="gr4" draw:text-style-name="P6" draw:layer="layout" svg:width="6.724cm" svg:height="2.598cm" svg:x="1.013cm" svg:y="13.511cm">
          <draw:text-box>
            <text:p text:style-name="P5"><text:span text:style-name="T1">layer-2</text:span></text:p>
          </draw:text-box>
        </draw:frame>
        <draw:frame draw:style-name="gr5" draw:text-style-name="P6" draw:layer="layout" svg:width="4.915cm" svg:height="1.517cm" svg:x="18.548cm" svg:y="26.618cm">
          <draw:text-box>
            <text:p text:style-name="P5"><text:span text:style-name="T1">layer-1</text:span></text:p>
          </draw:text-box>
        </draw:frame>
        <draw:custom-shape draw:style-name="gr6" draw:text-style-name="P4" draw:layer="layout" svg:width="16.99cm" svg:height="1.167cm" svg:x="21.891cm" svg:y="24.33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408cm" svg:height="2.408cm" svg:x="28.434cm" svg:y="7.98cm">
          <draw:image xlink:href="Pictures/1000020100000118000001180C515AE8636E6947.png" xlink:type="simple" xlink:show="embed" xlink:actuate="onLoad" loext:mime-type="image/png">
            <text:p/>
          </draw:image>
        </draw:frame>
        <draw:frame draw:style-name="gr1" draw:text-style-name="P1" draw:layer="layout" svg:width="4.55cm" svg:height="0.872cm" svg:x="32.015cm" svg:y="8.869cm">
          <draw:image xlink:href="Pictures/10000201000000AC00000021A41C806BA7D292AE.png" xlink:type="simple" xlink:show="embed" xlink:actuate="onLoad" loext:mime-type="image/png">
            <text:p/>
          </draw:image>
        </draw:frame>
        <draw:frame draw:style-name="gr7" draw:text-style-name="P3" draw:layer="layout" svg:width="17.846cm" svg:height="0.683cm" svg:x="22.101cm" svg:y="10.621cm">
          <draw:text-box>
            <text:p text:style-name="P2"><text:a xlink:href="https://chrome.google.com/webstore/detail/metamask/nkbihfbeogaeaoehlefnkodbefgpgknn?hl=en" xlink:type="simple">https://chrome.google.com/webstore/detail/metamask/nkbihfbeogaeaoehlefnkodbefgpgknn?hl=en</text:a></text:p>
          </draw:text-box>
        </draw:frame>
        <draw:frame draw:style-name="gr1" draw:text-style-name="P1" draw:layer="layout" svg:width="2.676cm" svg:height="2.676cm" svg:x="28.258cm" svg:y="2.402cm">
          <draw:image xlink:href="Pictures/10000201000004B0000004B0713E3B558BB38E79.png" xlink:type="simple" xlink:show="embed" xlink:actuate="onLoad" loext:mime-type="image/png">
            <text:p/>
          </draw:image>
        </draw:frame>
        <draw:custom-shape draw:style-name="gr3" draw:text-style-name="P4" draw:layer="layout" svg:width="1.967cm" svg:height="1.966cm" svg:x="28.613cm" svg:y="5.7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1.967cm" svg:height="12.239cm" svg:x="28.513cm" svg:y="11.833cm">
          <text:p/>
          <draw:enhanced-geometry svg:viewBox="0 0 21600 21600" draw:text-areas="?f0 0 ?f2 ?f5" draw:type="down-arrow" draw:modifiers="20821.7647058824 5641.4634146341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8:10:39.260425682</meta:creation-date>
    <dc:date>2021-12-28T18:31:43.070711520</dc:date>
    <meta:editing-duration>PT10M51S</meta:editing-duration>
    <meta:editing-cycles>4</meta:editing-cycles>
    <meta:generator>LibreOffice/6.4.7.2$Linux_X86_64 LibreOffice_project/40$Build-2</meta:generator>
    <meta:document-statistic meta:object-count="20"/>
  </office:meta>
</office:document-meta>
</file>